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77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607cm"/>
    </style:style>
    <style:style style:name="co5" style:family="table-column">
      <style:table-column-properties fo:break-before="auto" style:column-width="2.7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15.984cm" svg:height="8.988cm" svg:x="13.988cm" svg:y="0.452cm">
            <draw:object draw:notify-on-update-of-ranges="Arkusz1.A3:Arkusz1.A10 Arkusz1.B2:Arkusz1.B2 Arkusz1.B3:Arkusz1.B10 Arkusz1.A3:Arkusz1.A10 Arkusz1.C2:Arkusz1.C2 Arkusz1.C3:Arkusz1.C10 Arkusz1.A3:Arkusz1.A10 Arkusz1.D2:Arkusz1.D2 Arkusz1.D3:Arkusz1.D10 Arkusz1.A3:Arkusz1.A10 Arkusz1.E2:Arkusz1.E2 Arkusz1.E3:Arkusz1.E1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4cm" svg:height="8.988cm" svg:x="13.988cm" svg:y="9.934cm">
            <draw:object draw:notify-on-update-of-ranges="Arkusz1.A3:Arkusz1.A10 Arkusz1.C2:Arkusz1.C2 Arkusz1.C3:Arkusz1.C10 Arkusz1.A3:Arkusz1.A10 Arkusz1.D2:Arkusz1.D2 Arkusz1.D3:Arkusz1.D10 Arkusz1.A3:Arkusz1.A10 Arkusz1.E2:Arkusz1.E2 Arkusz1.E3:Arkusz1.E1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Czas [s]</text:p>
          </table:table-cell>
          <table:covered-table-cell table:number-columns-repeated="3" table:style-name="ce1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GPU GLOBAL</text:p>
          </table:table-cell>
          <table:table-cell table:style-name="ce1" office:value-type="string" calcext:value-type="string">
            <text:p>GPU SHARED</text:p>
          </table:table-cell>
          <table:table-cell table:style-name="ce1" office:value-type="string" calcext:value-type="string">
            <text:p>GPU TEXTUR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79" calcext:value-type="float">
            <text:p>0,979</text:p>
          </table:table-cell>
          <table:table-cell office:value-type="float" office:value="0.393" calcext:value-type="float">
            <text:p>0,393</text:p>
          </table:table-cell>
          <table:table-cell office:value-type="float" office:value="0.556" calcext:value-type="float">
            <text:p>0,556</text:p>
          </table:table-cell>
          <table:table-cell office:value-type="float" office:value="0.623" calcext:value-type="float">
            <text:p>0,6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485" calcext:value-type="float">
            <text:p>2,485</text:p>
          </table:table-cell>
          <table:table-cell office:value-type="float" office:value="0.361" calcext:value-type="float">
            <text:p>0,361</text:p>
          </table:table-cell>
          <table:table-cell office:value-type="float" office:value="0.616" calcext:value-type="float">
            <text:p>0,616</text:p>
          </table:table-cell>
          <table:table-cell office:value-type="float" office:value="0.753" calcext:value-type="float">
            <text:p>0,75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.918" calcext:value-type="float">
            <text:p>8,918</text:p>
          </table:table-cell>
          <table:table-cell office:value-type="float" office:value="0.382" calcext:value-type="float">
            <text:p>0,382</text:p>
          </table:table-cell>
          <table:table-cell office:value-type="float" office:value="0.57" calcext:value-type="float">
            <text:p>0,57</text:p>
          </table:table-cell>
          <table:table-cell office:value-type="float" office:value="0.795" calcext:value-type="float">
            <text:p>0,79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.355" calcext:value-type="float">
            <text:p>26,355</text:p>
          </table:table-cell>
          <table:table-cell office:value-type="float" office:value="0.49" calcext:value-type="float">
            <text:p>0,49</text:p>
          </table:table-cell>
          <table:table-cell office:value-type="float" office:value="1.042" calcext:value-type="float">
            <text:p>1,042</text:p>
          </table:table-cell>
          <table:table-cell office:value-type="float" office:value="0.635" calcext:value-type="float">
            <text:p>0,63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21.751" calcext:value-type="float">
            <text:p>121,751</text:p>
          </table:table-cell>
          <table:table-cell office:value-type="float" office:value="0.867" calcext:value-type="float">
            <text:p>0,867</text:p>
          </table:table-cell>
          <table:table-cell office:value-type="float" office:value="2.918" calcext:value-type="float">
            <text:p>2,918</text:p>
          </table:table-cell>
          <table:table-cell office:value-type="float" office:value="1.022" calcext:value-type="float">
            <text:p>1,02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96.65" calcext:value-type="float">
            <text:p>1096,65</text:p>
          </table:table-cell>
          <table:table-cell office:value-type="float" office:value="3.255" calcext:value-type="float">
            <text:p>3,255</text:p>
          </table:table-cell>
          <table:table-cell office:value-type="float" office:value="11.189" calcext:value-type="float">
            <text:p>11,189</text:p>
          </table:table-cell>
          <table:table-cell office:value-type="float" office:value="3.408" calcext:value-type="float">
            <text:p>3,40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/>
          <table:table-cell office:value-type="float" office:value="11.868" calcext:value-type="float">
            <text:p>11,868</text:p>
          </table:table-cell>
          <table:table-cell office:value-type="float" office:value="44.652" calcext:value-type="float">
            <text:p>44,652</text:p>
          </table:table-cell>
          <table:table-cell office:value-type="float" office:value="12.506" calcext:value-type="float">
            <text:p>12,50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/>
          <table:table-cell office:value-type="float" office:value="51.06" calcext:value-type="float">
            <text:p>51,06</text:p>
          </table:table-cell>
          <table:table-cell office:value-type="float" office:value="178.884" calcext:value-type="float">
            <text:p>178,884</text:p>
          </table:table-cell>
          <table:table-cell office:value-type="float" office:value="50.965" calcext:value-type="float">
            <text:p>50,9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7T15:05:15.531000000</meta:creation-date>
    <dc:date>2015-06-07T15:26:43.034000000</dc:date>
    <meta:editing-duration>PT5M57S</meta:editing-duration>
    <meta:editing-cycles>1</meta:editing-cycles>
    <meta:document-statistic meta:table-count="1" meta:cell-count="44" meta:object-count="2"/>
    <meta:generator>LibreOffice/4.3.5.2$Windows_x86 LibreOffice_project/3a87456aaa6a95c63eea1c1b3201acedf0751bd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5cm" svg:height="8.989cm" xlink:href=".." xlink:type="simple" chart:class="chart:scatter" chart:style-name="ch1">
        <chart:title svg:x="5.877cm" svg:y="0.315cm" chart:style-name="ch2">
          <text:p>Równanie Laplace'a</text:p>
        </chart:title>
        <chart:legend chart:legend-position="end" svg:x="12.27cm" svg:y="3.436cm" style:legend-expansion="high" chart:style-name="ch3"/>
        <chart:plot-area chart:style-name="ch4" table:cell-range-address="Arkusz1.A3:Arkusz1.E10 Arkusz1.B2:Arkusz1.E2" chart:data-source-has-labels="row" svg:x="1.32cm" svg:y="1.299cm" svg:width="10.631cm" svg:height="6.54cm">
          <chartooo:coordinate-region svg:x="2.524cm" svg:y="1.501cm" svg:width="9.044cm" svg:height="5.685cm"/>
          <chart:axis chart:dimension="x" chart:name="primary-x" chart:style-name="ch5">
            <chart:title svg:x="5.117cm" svg:y="8.018cm" chart:style-name="ch6">
              <text:p>N - rozmiar problemu</text:p>
            </chart:title>
          </chart:axis>
          <chart:axis chart:dimension="y" chart:name="primary-y" chart:style-name="ch7">
            <chart:title svg:x="0.451cm" svg:y="5.208cm" chart:style-name="ch8">
              <text:p>Czas [s]</text:p>
            </chart:title>
            <chart:grid chart:style-name="ch9" chart:class="major"/>
          </chart:axis>
          <chart:series chart:style-name="ch10" chart:values-cell-range-address="Arkusz1.B3:Arkusz1.B10" chart:label-cell-address="Arkusz1.B2:Arkusz1.B2" chart:class="chart:scatter">
            <chart:domain table:cell-range-address="Arkusz1.A3:Arkusz1.A10"/>
            <chart:data-point chart:repeated="8"/>
          </chart:series>
          <chart:series chart:style-name="ch11" chart:values-cell-range-address="Arkusz1.C3:Arkusz1.C10" chart:label-cell-address="Arkusz1.C2:Arkusz1.C2" chart:class="chart:scatter">
            <chart:data-point chart:repeated="8"/>
          </chart:series>
          <chart:series chart:style-name="ch12" chart:values-cell-range-address="Arkusz1.D3:Arkusz1.D10" chart:label-cell-address="Arkusz1.D2:Arkusz1.D2" chart:class="chart:scatter">
            <chart:data-point chart:repeated="8"/>
          </chart:series>
          <chart:series chart:style-name="ch13" chart:values-cell-range-address="Arkusz1.E3:Arkusz1.E10" chart:label-cell-address="Arkusz1.E2:Arkusz1.E2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CPU</text:p>
                <draw:g>
                  <svg:desc>Arkusz1.B2:Arkusz1.B2</svg:desc>
                </draw:g>
              </table:table-cell>
              <table:table-cell office:value-type="string">
                <text:p>GPU GLOBAL</text:p>
                <draw:g>
                  <svg:desc>Arkusz1.C2:Arkusz1.C2</svg:desc>
                </draw:g>
              </table:table-cell>
              <table:table-cell office:value-type="string">
                <text:p>GPU SHARED</text:p>
                <draw:g>
                  <svg:desc>Arkusz1.D2:Arkusz1.D2</svg:desc>
                </draw:g>
              </table:table-cell>
              <table:table-cell office:value-type="string">
                <text:p>GPU TEXTURE</text:p>
                <draw:g>
                  <svg:desc>Arkusz1.E2:Arkusz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Arkusz1.A3:Arkusz1.A10</svg:desc>
                </draw:g>
              </table:table-cell>
              <table:table-cell office:value-type="float" office:value="0.979">
                <text:p>0.979</text:p>
                <draw:g>
                  <svg:desc>Arkusz1.B3:Arkusz1.B10</svg:desc>
                </draw:g>
              </table:table-cell>
              <table:table-cell office:value-type="float" office:value="0.393">
                <text:p>0.393</text:p>
                <draw:g>
                  <svg:desc>Arkusz1.C3:Arkusz1.C10</svg:desc>
                </draw:g>
              </table:table-cell>
              <table:table-cell office:value-type="float" office:value="0.556">
                <text:p>0.556</text:p>
                <draw:g>
                  <svg:desc>Arkusz1.D3:Arkusz1.D10</svg:desc>
                </draw:g>
              </table:table-cell>
              <table:table-cell office:value-type="float" office:value="0.623">
                <text:p>0.623</text:p>
                <draw:g>
                  <svg:desc>Arkusz1.E3:Arkusz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2.485">
                <text:p>2.485</text:p>
              </table:table-cell>
              <table:table-cell office:value-type="float" office:value="0.361">
                <text:p>0.361</text:p>
              </table:table-cell>
              <table:table-cell office:value-type="float" office:value="0.616">
                <text:p>0.616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8.918">
                <text:p>8.918</text:p>
              </table:table-cell>
              <table:table-cell office:value-type="float" office:value="0.382">
                <text:p>0.382</text:p>
              </table:table-cell>
              <table:table-cell office:value-type="float" office:value="0.57">
                <text:p>0.57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26.355">
                <text:p>26.355</text:p>
              </table:table-cell>
              <table:table-cell office:value-type="float" office:value="0.49">
                <text:p>0.49</text:p>
              </table:table-cell>
              <table:table-cell office:value-type="float" office:value="1.042">
                <text:p>1.042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121.751">
                <text:p>121.751</text:p>
              </table:table-cell>
              <table:table-cell office:value-type="float" office:value="0.867">
                <text:p>0.867</text:p>
              </table:table-cell>
              <table:table-cell office:value-type="float" office:value="2.918">
                <text:p>2.918</text:p>
              </table:table-cell>
              <table:table-cell office:value-type="float" office:value="1.022">
                <text:p>1.0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1096.65">
                <text:p>1096.65</text:p>
              </table:table-cell>
              <table:table-cell office:value-type="float" office:value="3.255">
                <text:p>3.255</text:p>
              </table:table-cell>
              <table:table-cell office:value-type="float" office:value="11.189">
                <text:p>11.189</text:p>
              </table:table-cell>
              <table:table-cell office:value-type="float" office:value="3.408">
                <text:p>3.4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8">
                <text:p>2048</text:p>
              </table:table-cell>
              <table:table-cell office:value-type="float" office:value="NaN">
                <text:p>NaN</text:p>
              </table:table-cell>
              <table:table-cell office:value-type="float" office:value="11.868">
                <text:p>11.868</text:p>
              </table:table-cell>
              <table:table-cell office:value-type="float" office:value="44.652">
                <text:p>44.652</text:p>
              </table:table-cell>
              <table:table-cell office:value-type="float" office:value="12.506">
                <text:p>12.5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6">
                <text:p>4096</text:p>
              </table:table-cell>
              <table:table-cell office:value-type="float" office:value="NaN">
                <text:p>NaN</text:p>
              </table:table-cell>
              <table:table-cell office:value-type="float" office:value="51.06">
                <text:p>51.06</text:p>
              </table:table-cell>
              <table:table-cell office:value-type="float" office:value="178.884">
                <text:p>178.884</text:p>
              </table:table-cell>
              <table:table-cell office:value-type="float" office:value="50.965">
                <text:p>50.9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5cm" svg:height="8.989cm" xlink:href=".." xlink:type="simple" chart:class="chart:scatter" chart:style-name="ch1">
        <chart:title svg:x="5.877cm" svg:y="0.315cm" chart:style-name="ch2">
          <text:p>Równanie Laplace'a</text:p>
        </chart:title>
        <chart:legend chart:legend-position="end" svg:x="12.27cm" svg:y="3.688cm" style:legend-expansion="high" chart:style-name="ch3"/>
        <chart:plot-area chart:style-name="ch4" table:cell-range-address="Arkusz1.A3:Arkusz1.A10 Arkusz1.C2:Arkusz1.E10" chart:data-source-has-labels="row" svg:x="1.32cm" svg:y="1.299cm" svg:width="10.631cm" svg:height="6.54cm">
          <chartooo:coordinate-region svg:x="2.333cm" svg:y="1.502cm" svg:width="9.235cm" svg:height="5.684cm"/>
          <chart:axis chart:dimension="x" chart:name="primary-x" chart:style-name="ch5">
            <chart:title svg:x="5.117cm" svg:y="8.018cm" chart:style-name="ch6">
              <text:p>N - rozmiar problemu</text:p>
            </chart:title>
          </chart:axis>
          <chart:axis chart:dimension="y" chart:name="primary-y" chart:style-name="ch7">
            <chart:title svg:x="0.451cm" svg:y="5.208cm" chart:style-name="ch8">
              <text:p>Czas [s]</text:p>
            </chart:title>
            <chart:grid chart:style-name="ch9" chart:class="major"/>
          </chart:axis>
          <chart:series chart:style-name="ch10" chart:values-cell-range-address="Arkusz1.C3:Arkusz1.C10" chart:label-cell-address="Arkusz1.C2:Arkusz1.C2" chart:class="chart:scatter">
            <chart:domain table:cell-range-address="Arkusz1.A3:Arkusz1.A10"/>
            <chart:data-point chart:repeated="8"/>
          </chart:series>
          <chart:series chart:style-name="ch11" chart:values-cell-range-address="Arkusz1.D3:Arkusz1.D10" chart:label-cell-address="Arkusz1.D2:Arkusz1.D2" chart:class="chart:scatter">
            <chart:data-point chart:repeated="8"/>
          </chart:series>
          <chart:series chart:style-name="ch12" chart:values-cell-range-address="Arkusz1.E3:Arkusz1.E10" chart:label-cell-address="Arkusz1.E2:Arkusz1.E2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GPU GLOBAL</text:p>
                <draw:g>
                  <svg:desc>Arkusz1.C2:Arkusz1.C2</svg:desc>
                </draw:g>
              </table:table-cell>
              <table:table-cell office:value-type="string">
                <text:p>GPU SHARED</text:p>
                <draw:g>
                  <svg:desc>Arkusz1.D2:Arkusz1.D2</svg:desc>
                </draw:g>
              </table:table-cell>
              <table:table-cell office:value-type="string">
                <text:p>GPU TEXTURE</text:p>
                <draw:g>
                  <svg:desc>Arkusz1.E2:Arkusz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Arkusz1.A3:Arkusz1.A10</svg:desc>
                </draw:g>
              </table:table-cell>
              <table:table-cell office:value-type="float" office:value="0.393">
                <text:p>0.393</text:p>
                <draw:g>
                  <svg:desc>Arkusz1.C3:Arkusz1.C10</svg:desc>
                </draw:g>
              </table:table-cell>
              <table:table-cell office:value-type="float" office:value="0.556">
                <text:p>0.556</text:p>
                <draw:g>
                  <svg:desc>Arkusz1.D3:Arkusz1.D10</svg:desc>
                </draw:g>
              </table:table-cell>
              <table:table-cell office:value-type="float" office:value="0.623">
                <text:p>0.623</text:p>
                <draw:g>
                  <svg:desc>Arkusz1.E3:Arkusz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0.361">
                <text:p>0.361</text:p>
              </table:table-cell>
              <table:table-cell office:value-type="float" office:value="0.616">
                <text:p>0.616</text:p>
              </table:table-cell>
              <table:table-cell office:value-type="float" office:value="0.753">
                <text:p>0.7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8">
                <text:p>128</text:p>
              </table:table-cell>
              <table:table-cell office:value-type="float" office:value="0.382">
                <text:p>0.382</text:p>
              </table:table-cell>
              <table:table-cell office:value-type="float" office:value="0.57">
                <text:p>0.57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6">
                <text:p>256</text:p>
              </table:table-cell>
              <table:table-cell office:value-type="float" office:value="0.49">
                <text:p>0.49</text:p>
              </table:table-cell>
              <table:table-cell office:value-type="float" office:value="1.042">
                <text:p>1.042</text:p>
              </table:table-cell>
              <table:table-cell office:value-type="float" office:value="0.635">
                <text:p>0.6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12">
                <text:p>512</text:p>
              </table:table-cell>
              <table:table-cell office:value-type="float" office:value="0.867">
                <text:p>0.867</text:p>
              </table:table-cell>
              <table:table-cell office:value-type="float" office:value="2.918">
                <text:p>2.918</text:p>
              </table:table-cell>
              <table:table-cell office:value-type="float" office:value="1.022">
                <text:p>1.0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">
                <text:p>1024</text:p>
              </table:table-cell>
              <table:table-cell office:value-type="float" office:value="3.255">
                <text:p>3.255</text:p>
              </table:table-cell>
              <table:table-cell office:value-type="float" office:value="11.189">
                <text:p>11.189</text:p>
              </table:table-cell>
              <table:table-cell office:value-type="float" office:value="3.408">
                <text:p>3.4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8">
                <text:p>2048</text:p>
              </table:table-cell>
              <table:table-cell office:value-type="float" office:value="11.868">
                <text:p>11.868</text:p>
              </table:table-cell>
              <table:table-cell office:value-type="float" office:value="44.652">
                <text:p>44.652</text:p>
              </table:table-cell>
              <table:table-cell office:value-type="float" office:value="12.506">
                <text:p>12.5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96">
                <text:p>4096</text:p>
              </table:table-cell>
              <table:table-cell office:value-type="float" office:value="51.06">
                <text:p>51.06</text:p>
              </table:table-cell>
              <table:table-cell office:value-type="float" office:value="178.884">
                <text:p>178.884</text:p>
              </table:table-cell>
              <table:table-cell office:value-type="float" office:value="50.965">
                <text:p>50.9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